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office:value-type="string" table:style-name="ce6">
            <text:p>COMMENT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Ages ago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thank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I think this would remove the unknown factor of trying to find your way around a station while the alien is following you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Moved signs to be better visible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suprising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3-31T00:00:00" table:style-name="ce8">
            <text:p>31-Mar</text:p>
          </table:table-cell>
          <table:table-cell office:value-type="string" table:style-name="ce1">
            <text:p>They are glass, they aren't supposed too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3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behind desk in alien spaw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ontrols are snapping and disorientating with alien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he snapping of the alien makes it difficult to engage in combat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ore torch light is needed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arines move too fas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feels underpower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Oxygen is too low to complete the objectiv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ifficult to tell when you have changed orientation in a vent as the alien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orch light should be soft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You jump after going through a door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crosshair is hard t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underneath generator room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Generator room floor has collider issues that stops the marine from moving on the walkway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eath screen needs to be added as unable to tell when you die</text:p>
          </table:table-cell>
          <table:table-cell office:value-type="string" table:style-name="ce3">
            <text:p>Alien/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Sliding marines leads to overshooting corridor entrances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ime to kill the alien is too low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against black door opening radial dial is hard to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iosphere door trigger area needs to be larg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Permanent objective guidance should be on screen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reaching takes too long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jump needs a charge bar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/Art</text:p>
          </table:table-cell>
          <table:table-cell table:number-columns-repeated="16379" table:style-name="ce1"/>
        </table:table-row>
        <table:table-row table:number-rows-repeated="104849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date-style style:name="N36">
      <number:day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title/>
    <dc:description/>
    <dc:subject/>
    <meta:initial-creator/>
    <dc:creator>john john</dc:creator>
    <meta:creation-date>2020-03-06T09:20:28Z</meta:creation-date>
    <dc:date>2020-03-31T12:58:31Z</dc:date>
    <meta:editing-cycles>15</meta:editing-cycles>
    <meta:editing-duration>PT2092S</meta:editing-duration>
  </office:meta>
</office:document-meta>
</file>